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c1f0"/>
    </style:style>
    <style:style style:name="P2" style:family="paragraph" style:parent-style-name="Heading_20_1">
      <style:text-properties officeooo:rsid="0011c1f0" officeooo:paragraph-rsid="0011c1f0"/>
    </style:style>
    <style:style style:name="T1" style:family="text">
      <style:text-properties officeooo:rsid="0011c1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orridor</text:h>
      <text:h text:style-name="Heading_20_2" text:outline-level="2">AV Model</text:h>
      <text:p text:style-name="P1">- <text:span text:style-name="T1">flow chart, states, ...</text:span></text:p>
      <text:h text:style-name="Heading_20_2" text:outline-level="2">First implementation, FIFO</text:h>
      <text:p text:style-name="P1">- <text:span text:style-name="T1">results, show saturation, etc.</text:span></text:p>
      <text:h text:style-name="Heading_20_2" text:outline-level="2">Fast Heuristic</text:h>
      <text:p text:style-name="P1">- <text:span text:style-name="T1">based on Mac/Bischoff papers</text:span></text:p>
      <text:p text:style-name="P1">- <text:span text:style-name="T1">L1 distance grid, explain implementation, search mode</text:span></text:p>
      <text:p text:style-name="P1">- <text:span text:style-name="T1">show saturation / mode choice, improvement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9:08:53.033014846</meta:creation-date>
    <dc:date>2016-03-07T19:11:33.757402469</dc:date>
    <meta:editing-duration>PT2M40S</meta:editing-duration>
    <meta:editing-cycles>1</meta:editing-cycles>
    <meta:document-statistic meta:table-count="0" meta:image-count="0" meta:object-count="0" meta:page-count="1" meta:paragraph-count="9" meta:word-count="38" meta:character-count="243" meta:non-whitespace-character-count="214"/>
    <meta:generator>LibreOffice/5.0.5.2$Linux_X86_64 LibreOffice_project/00$Build-2</meta:generator>
  </office:meta>
</office:document-meta>
</file>